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3.485cm"/>
    </style:style>
    <style:style style:name="co9" style:family="table-column">
      <style:table-column-properties fo:break-before="auto" style:column-width="5.256cm"/>
    </style:style>
    <style:style style:name="co10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321cm"/>
    </style:style>
    <style:style style:name="co12" style:family="table-column">
      <style:table-column-properties fo:break-before="auto" style:column-width="6.5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ce1"/>
        <table:table-column table:style-name="co9" table:default-cell-style-name="ce1"/>
        <table:table-column table:style-name="co7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row table:style-name="ro1">
          <table:table-cell/>
          <table:table-cell table:style-name="ce2" office:value-type="string" calcext:value-type="string">
            <text:p>Mean Pile Dedup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Mean Mini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 table:style-name="ce2"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 table:style-name="ce2" office:value-type="string" calcext:value-type="string">
            <text:p>Interpretation</text:p>
          </table:table-cell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[.E2]-[.B2]" office:value-type="float" office:value="0.0128" calcext:value-type="float">
            <text:p>0,0128</text:p>
          </table:table-cell>
          <table:table-cell table:formula="of:=SQRT([.C2]*[.C2] + [.F2]*[.F2])" office:value-type="float" office:value="0.0167597732681561" calcext:value-type="float">
            <text:p>0,0168</text:p>
          </table:table-cell>
          <table:table-cell table:formula="of:=(([.E2]-[.B2]) / [.B2]) * 100" office:value-type="float" office:value="6.40961442163245" calcext:value-type="float">
            <text:p>6,4096</text:p>
          </table:table-cell>
          <table:table-cell/>
          <table:table-cell table:formula="of:=[.H2]+1.96*[.I2]" office:value-type="float" office:value="0.045649155605586" calcext:value-type="float">
            <text:p>0,0456</text:p>
          </table:table-cell>
          <table:table-cell table:formula="of:=[.H2]-1.96*[.I2]" office:value-type="float" office:value="-0.020049155605586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table:formula="of:=[.E3]-[.B3]" office:value-type="float" office:value="0.04" calcext:value-type="float">
            <text:p>0,04</text:p>
          </table:table-cell>
          <table:table-cell table:formula="of:=SQRT([.C3]*[.C3] + [.F3]*[.F3])" office:value-type="float" office:value="0.00509313263129874" calcext:value-type="float">
            <text:p>0,0051</text:p>
          </table:table-cell>
          <table:table-cell table:formula="of:=(([.E3]-[.B3]) / [.B3]) * 100" office:value-type="float" office:value="17.3988690735102" calcext:value-type="float">
            <text:p>17,3989</text:p>
          </table:table-cell>
          <table:table-cell/>
          <table:table-cell table:formula="of:=[.H3]+1.96*[.I3]" office:value-type="float" office:value="0.0499825399573455" calcext:value-type="float">
            <text:p>0,0500</text:p>
          </table:table-cell>
          <table:table-cell table:formula="of:=[.H3]-1.96*[.I3]" office:value-type="float" office:value="0.0300174600426545" calcext:value-type="float">
            <text:p>0,0300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]-[.B4]" office:value-type="float" office:value="-0.0343" calcext:value-type="float">
            <text:p>-0,0343</text:p>
          </table:table-cell>
          <table:table-cell table:formula="of:=SQRT([.C4]*[.C4] + [.F4]*[.F4])" office:value-type="float" office:value="0.00629364759102383" calcext:value-type="float">
            <text:p>0,0063</text:p>
          </table:table-cell>
          <table:table-cell table:formula="of:=(([.E4]-[.B4]) / [.B4]) * 100" office:value-type="float" office:value="-11.8153634171547" calcext:value-type="float">
            <text:p>-11,8154</text:p>
          </table:table-cell>
          <table:table-cell/>
          <table:table-cell table:formula="of:=[.H4]+1.96*[.I4]" office:value-type="float" office:value="-0.0219644507215933" calcext:value-type="float">
            <text:p>-0,0220</text:p>
          </table:table-cell>
          <table:table-cell table:formula="of:=[.H4]-1.96*[.I4]" office:value-type="float" office:value="-0.0466355492784067" calcext:value-type="float">
            <text:p>-0,046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5]-[.B5]" office:value-type="float" office:value="-0.0244" calcext:value-type="float">
            <text:p>-0,0244</text:p>
          </table:table-cell>
          <table:table-cell table:formula="of:=SQRT([.C5]*[.C5] + [.F5]*[.F5])" office:value-type="float" office:value="0.0198698263706556" calcext:value-type="float">
            <text:p>0,0199</text:p>
          </table:table-cell>
          <table:table-cell table:formula="of:=(([.E5]-[.B5]) / [.B5]) * 100" office:value-type="float" office:value="-4.9153908138598" calcext:value-type="float">
            <text:p>-4,9154</text:p>
          </table:table-cell>
          <table:table-cell/>
          <table:table-cell table:formula="of:=[.H5]+1.96*[.I5]" office:value-type="float" office:value="0.0145448596864849" calcext:value-type="float">
            <text:p>0,0145</text:p>
          </table:table-cell>
          <table:table-cell table:formula="of:=[.H5]-1.96*[.I5]" office:value-type="float" office:value="-0.063344859686485" calcext:value-type="float">
            <text:p>-0,063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]-[.B6]" office:value-type="float" office:value="-0.3689" calcext:value-type="float">
            <text:p>-0,3689</text:p>
          </table:table-cell>
          <table:table-cell table:formula="of:=SQRT([.C6]*[.C6] + [.F6]*[.F6])" office:value-type="float" office:value="0.0067" calcext:value-type="float">
            <text:p>0,0067</text:p>
          </table:table-cell>
          <table:table-cell table:formula="of:=(([.E6]-[.B6]) / [.B6]) * 100" office:value-type="float" office:value="-100" calcext:value-type="float">
            <text:p>-100,0000</text:p>
          </table:table-cell>
          <table:table-cell/>
          <table:table-cell table:formula="of:=[.H6]+1.96*[.I6]" office:value-type="float" office:value="-0.355768" calcext:value-type="float">
            <text:p>-0,3558</text:p>
          </table:table-cell>
          <table:table-cell table:formula="of:=[.H6]-1.96*[.I6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table:formula="of:=[.E7]-[.B7]" office:value-type="float" office:value="3033144.0104" calcext:value-type="float">
            <text:p>3033144,0104</text:p>
          </table:table-cell>
          <table:table-cell table:formula="of:=SQRT([.C7]*[.C7] + [.F7]*[.F7])" office:value-type="float" office:value="288926.582702326" calcext:value-type="float">
            <text:p>288926,5827</text:p>
          </table:table-cell>
          <table:table-cell table:formula="of:=(([.E7]-[.B7]) / [.B7]) * 100" office:value-type="float" office:value="9703297.33419922" calcext:value-type="float">
            <text:p>9703297,3342</text:p>
          </table:table-cell>
          <table:table-cell/>
          <table:table-cell table:formula="of:=[.H7]+1.96*[.I7]" office:value-type="float" office:value="3599440.11249656" calcext:value-type="float">
            <text:p>3599440,1125</text:p>
          </table:table-cell>
          <table:table-cell table:formula="of:=[.H7]-1.96*[.I7]" office:value-type="float" office:value="2466847.90830344" calcext:value-type="float">
            <text:p>2466847,908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table:formula="of:=[.E8]-[.B8]" office:value-type="float" office:value="-0.21" calcext:value-type="float">
            <text:p>-0,21</text:p>
          </table:table-cell>
          <table:table-cell table:formula="of:=SQRT([.C8]*[.C8] + [.F8]*[.F8])" office:value-type="float" office:value="0.002343074902772" calcext:value-type="float">
            <text:p>0,0023</text:p>
          </table:table-cell>
          <table:table-cell table:formula="of:=(([.E8]-[.B8]) / [.B8]) * 100" office:value-type="float" office:value="-28.7907869481766" calcext:value-type="float">
            <text:p>-28,7908</text:p>
          </table:table-cell>
          <table:table-cell/>
          <table:table-cell table:formula="of:=[.H8]+1.96*[.I8]" office:value-type="float" office:value="-0.205407573190567" calcext:value-type="float">
            <text:p>-0,2054</text:p>
          </table:table-cell>
          <table:table-cell table:formula="of:=[.H8]-1.96*[.I8]" office:value-type="float" office:value="-0.214592426809433" calcext:value-type="float">
            <text:p>-0,214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]-[.B9]" office:value-type="float" office:value="-0.2335" calcext:value-type="float">
            <text:p>-0,2335</text:p>
          </table:table-cell>
          <table:table-cell table:formula="of:=SQRT([.C9]*[.C9] + [.F9]*[.F9])" office:value-type="float" office:value="0.0059" calcext:value-type="float">
            <text:p>0,0059</text:p>
          </table:table-cell>
          <table:table-cell table:formula="of:=(([.E9]-[.B9]) / [.B9]) * 100" office:value-type="float" office:value="-100" calcext:value-type="float">
            <text:p>-100,0000</text:p>
          </table:table-cell>
          <table:table-cell/>
          <table:table-cell table:formula="of:=[.H9]+1.96*[.I9]" office:value-type="float" office:value="-0.221936" calcext:value-type="float">
            <text:p>-0,2219</text:p>
          </table:table-cell>
          <table:table-cell table:formula="of:=[.H9]-1.96*[.I9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table:formula="of:=[.E10]-[.B10]" office:value-type="float" office:value="27067778.5842" calcext:value-type="float">
            <text:p>27067778,5842</text:p>
          </table:table-cell>
          <table:table-cell table:formula="of:=SQRT([.C10]*[.C10] + [.F10]*[.F10])" office:value-type="float" office:value="2710040.19091101" calcext:value-type="float">
            <text:p>2710040,1909</text:p>
          </table:table-cell>
          <table:table-cell table:formula="of:=(([.E10]-[.B10]) / [.B10]) * 100" office:value-type="float" office:value="15667678.2231499" calcext:value-type="float">
            <text:p>15667678,2231</text:p>
          </table:table-cell>
          <table:table-cell/>
          <table:table-cell table:formula="of:=[.H10]+1.96*[.I10]" office:value-type="float" office:value="32379457.3583856" calcext:value-type="float">
            <text:p>32379457,3584</text:p>
          </table:table-cell>
          <table:table-cell table:formula="of:=[.H10]-1.96*[.I10]" office:value-type="float" office:value="21756099.8100144" calcext:value-type="float">
            <text:p>21756099,81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Pile Dedup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Recrea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4]-[.B14]" office:value-type="float" office:value="-0.0103" calcext:value-type="float">
            <text:p>-0,0103</text:p>
          </table:table-cell>
          <table:table-cell table:formula="of:=SQRT([.C14]*[.C14] + [.F14]*[.F14])" office:value-type="float" office:value="0.0164054868870144" calcext:value-type="float">
            <text:p>0,0164</text:p>
          </table:table-cell>
          <table:table-cell table:formula="of:=(([.E14]-[.B14]) / [.B14]) * 100" office:value-type="float" office:value="-5.15773660490735" calcext:value-type="float">
            <text:p>-5,1577</text:p>
          </table:table-cell>
          <table:table-cell/>
          <table:table-cell table:formula="of:=[.H14]+1.96*[.I14]" office:value-type="float" office:value="0.0218547542985482" calcext:value-type="float">
            <text:p>0,0219</text:p>
          </table:table-cell>
          <table:table-cell table:formula="of:=[.H14]-1.96*[.I14]" office:value-type="float" office:value="-0.0424547542985481" calcext:value-type="float">
            <text:p>-0,042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5]-[.B15]" office:value-type="float" office:value="-0.000399999999999984" calcext:value-type="float">
            <text:p>-0,000399999999999984</text:p>
          </table:table-cell>
          <table:table-cell table:formula="of:=SQRT([.C15]*[.C15] + [.F15]*[.F15])" office:value-type="float" office:value="0.00494974746830583" calcext:value-type="float">
            <text:p>0,0049</text:p>
          </table:table-cell>
          <table:table-cell table:formula="of:=(([.E15]-[.B15]) / [.B15]) * 100" office:value-type="float" office:value="-0.173988690735095" calcext:value-type="float">
            <text:p>-0,1740</text:p>
          </table:table-cell>
          <table:table-cell/>
          <table:table-cell table:formula="of:=[.H15]+1.96*[.I15]" office:value-type="float" office:value="0.00930150503787945" calcext:value-type="float">
            <text:p>0,0093</text:p>
          </table:table-cell>
          <table:table-cell table:formula="of:=[.H15]-1.96*[.I15]" office:value-type="float" office:value="-0.0101015050378794" calcext:value-type="float">
            <text:p>-0,01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6]-[.B16]" office:value-type="float" office:value="-0.0299" calcext:value-type="float">
            <text:p>-0,0299</text:p>
          </table:table-cell>
          <table:table-cell table:formula="of:=SQRT([.C16]*[.C16] + [.F16]*[.F16])" office:value-type="float" office:value="0.00629364759102383" calcext:value-type="float">
            <text:p>0,0063</text:p>
          </table:table-cell>
          <table:table-cell table:formula="of:=(([.E16]-[.B16]) / [.B16]) * 100" office:value-type="float" office:value="-10.299689975887" calcext:value-type="float">
            <text:p>-10,2997</text:p>
          </table:table-cell>
          <table:table-cell/>
          <table:table-cell table:formula="of:=[.H16]+1.96*[.I16]" office:value-type="float" office:value="-0.0175644507215933" calcext:value-type="float">
            <text:p>-0,0176</text:p>
          </table:table-cell>
          <table:table-cell table:formula="of:=[.H16]-1.96*[.I16]" office:value-type="float" office:value="-0.0422355492784067" calcext:value-type="float">
            <text:p>-0,0422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17]-[.B17]" office:value-type="float" office:value="0.0158" calcext:value-type="float">
            <text:p>0,0158</text:p>
          </table:table-cell>
          <table:table-cell table:formula="of:=SQRT([.C17]*[.C17] + [.F17]*[.F17])" office:value-type="float" office:value="0.0198698263706556" calcext:value-type="float">
            <text:p>0,0199</text:p>
          </table:table-cell>
          <table:table-cell table:formula="of:=(([.E17]-[.B17]) / [.B17]) * 100" office:value-type="float" office:value="3.1829170024174" calcext:value-type="float">
            <text:p>3,1829</text:p>
          </table:table-cell>
          <table:table-cell/>
          <table:table-cell table:formula="of:=[.H17]+1.96*[.I17]" office:value-type="float" office:value="0.0547448596864849" calcext:value-type="float">
            <text:p>0,0547</text:p>
          </table:table-cell>
          <table:table-cell table:formula="of:=[.H17]-1.96*[.I17]" office:value-type="float" office:value="-0.023144859686485" calcext:value-type="float">
            <text:p>-0,02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8]-[.B18]" office:value-type="float" office:value="-0.3689" calcext:value-type="float">
            <text:p>-0,3689</text:p>
          </table:table-cell>
          <table:table-cell table:formula="of:=SQRT([.C18]*[.C18] + [.F18]*[.F18])" office:value-type="float" office:value="0.0067" calcext:value-type="float">
            <text:p>0,0067</text:p>
          </table:table-cell>
          <table:table-cell table:formula="of:=(([.E18]-[.B18]) / [.B18]) * 100" office:value-type="float" office:value="-100" calcext:value-type="float">
            <text:p>-100,0000</text:p>
          </table:table-cell>
          <table:table-cell/>
          <table:table-cell table:formula="of:=[.H18]+1.96*[.I18]" office:value-type="float" office:value="-0.355768" calcext:value-type="float">
            <text:p>-0,3558</text:p>
          </table:table-cell>
          <table:table-cell table:formula="of:=[.H18]-1.96*[.I18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19]-[.B19]" office:value-type="float" office:value="1854377.141" calcext:value-type="float">
            <text:p>1854377,141</text:p>
          </table:table-cell>
          <table:table-cell table:formula="of:=SQRT([.C19]*[.C19] + [.F19]*[.F19])" office:value-type="float" office:value="148101.597804538" calcext:value-type="float">
            <text:p>148101,5978</text:p>
          </table:table-cell>
          <table:table-cell table:formula="of:=(([.E19]-[.B19]) / [.B19]) * 100" office:value-type="float" office:value="5932317.32722521" calcext:value-type="float">
            <text:p>5932317,3272</text:p>
          </table:table-cell>
          <table:table-cell/>
          <table:table-cell table:formula="of:=[.H19]+1.96*[.I19]" office:value-type="float" office:value="2144656.27269689" calcext:value-type="float">
            <text:p>2144656,2727</text:p>
          </table:table-cell>
          <table:table-cell table:formula="of:=[.H19]-1.96*[.I19]" office:value-type="float" office:value="1564098.00930311" calcext:value-type="float">
            <text:p>1564098,009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0]-[.B20]" office:value-type="float" office:value="-0.1813" calcext:value-type="float">
            <text:p>-0,1813</text:p>
          </table:table-cell>
          <table:table-cell table:formula="of:=SQRT([.C20]*[.C20] + [.F20]*[.F20])" office:value-type="float" office:value="0.00226715680975093" calcext:value-type="float">
            <text:p>0,0023</text:p>
          </table:table-cell>
          <table:table-cell table:formula="of:=(([.E20]-[.B20]) / [.B20]) * 100" office:value-type="float" office:value="-24.8560460652591" calcext:value-type="float">
            <text:p>-24,8560</text:p>
          </table:table-cell>
          <table:table-cell/>
          <table:table-cell table:formula="of:=[.H20]+1.96*[.I20]" office:value-type="float" office:value="-0.176856372652888" calcext:value-type="float">
            <text:p>-0,1769</text:p>
          </table:table-cell>
          <table:table-cell table:formula="of:=[.H20]-1.96*[.I20]" office:value-type="float" office:value="-0.185743627347112" calcext:value-type="float">
            <text:p>-0,1857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1]-[.B21]" office:value-type="float" office:value="-0.2335" calcext:value-type="float">
            <text:p>-0,2335</text:p>
          </table:table-cell>
          <table:table-cell table:formula="of:=SQRT([.C21]*[.C21] + [.F21]*[.F21])" office:value-type="float" office:value="0.0059" calcext:value-type="float">
            <text:p>0,0059</text:p>
          </table:table-cell>
          <table:table-cell table:formula="of:=(([.E21]-[.B21]) / [.B21]) * 100" office:value-type="float" office:value="-100" calcext:value-type="float">
            <text:p>-100,0000</text:p>
          </table:table-cell>
          <table:table-cell/>
          <table:table-cell table:formula="of:=[.H21]+1.96*[.I21]" office:value-type="float" office:value="-0.221936" calcext:value-type="float">
            <text:p>-0,2219</text:p>
          </table:table-cell>
          <table:table-cell table:formula="of:=[.H21]-1.96*[.I21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22]-[.B22]" office:value-type="float" office:value="11926950.4895" calcext:value-type="float">
            <text:p>11926950,4895</text:p>
          </table:table-cell>
          <table:table-cell table:formula="of:=SQRT([.C22]*[.C22] + [.F22]*[.F22])" office:value-type="float" office:value="1063672.92832806" calcext:value-type="float">
            <text:p>1063672,9283</text:p>
          </table:table-cell>
          <table:table-cell table:formula="of:=(([.E22]-[.B22]) / [.B22]) * 100" office:value-type="float" office:value="6903692.59049594" calcext:value-type="float">
            <text:p>6903692,5905</text:p>
          </table:table-cell>
          <table:table-cell/>
          <table:table-cell table:formula="of:=[.H22]+1.96*[.I22]" office:value-type="float" office:value="14011749.429023" calcext:value-type="float">
            <text:p>14011749,4290</text:p>
          </table:table-cell>
          <table:table-cell table:formula="of:=[.H22]-1.96*[.I22]" office:value-type="float" office:value="9842151.549977" calcext:value-type="float">
            <text:p>9842151,55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Mean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Recrea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26]-[.B26]" office:value-type="float" office:value="-0.0231" calcext:value-type="float">
            <text:p>-0,0231</text:p>
          </table:table-cell>
          <table:table-cell table:formula="of:=SQRT([.C26]*[.C26] + [.F26]*[.F26])" office:value-type="float" office:value="0.0166207701385947" calcext:value-type="float">
            <text:p>0,0166</text:p>
          </table:table-cell>
          <table:table-cell table:formula="of:=(([.E26]-[.B26]) / [.B26]) * 100" office:value-type="float" office:value="-10.8705882352941" calcext:value-type="float">
            <text:p>-10,8706</text:p>
          </table:table-cell>
          <table:table-cell/>
          <table:table-cell table:formula="of:=[.H26]+1.96*[.I26]" office:value-type="float" office:value="0.00947670947164556" calcext:value-type="float">
            <text:p>0,0095</text:p>
          </table:table-cell>
          <table:table-cell table:formula="of:=[.H26]-1.96*[.I26]" office:value-type="float" office:value="-0.0556767094716455" calcext:value-type="float">
            <text:p>-0,055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7]-[.B27]" office:value-type="float" office:value="-0.0404" calcext:value-type="float">
            <text:p>-0,0404</text:p>
          </table:table-cell>
          <table:table-cell table:formula="of:=SQRT([.C27]*[.C27] + [.F27]*[.F27])" office:value-type="float" office:value="0.00509313263129874" calcext:value-type="float">
            <text:p>0,0051</text:p>
          </table:table-cell>
          <table:table-cell table:formula="of:=(([.E27]-[.B27]) / [.B27]) * 100" office:value-type="float" office:value="-14.9685068543905" calcext:value-type="float">
            <text:p>-14,9685</text:p>
          </table:table-cell>
          <table:table-cell/>
          <table:table-cell table:formula="of:=[.H27]+1.96*[.I27]" office:value-type="float" office:value="-0.0304174600426544" calcext:value-type="float">
            <text:p>-0,0304</text:p>
          </table:table-cell>
          <table:table-cell table:formula="of:=[.H27]-1.96*[.I27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8]-[.B28]" office:value-type="float" office:value="0.00440000000000002" calcext:value-type="float">
            <text:p>0,00440000000000002</text:p>
          </table:table-cell>
          <table:table-cell table:formula="of:=SQRT([.C28]*[.C28] + [.F28]*[.F28])" office:value-type="float" office:value="0.00622253967444162" calcext:value-type="float">
            <text:p>0,0062</text:p>
          </table:table-cell>
          <table:table-cell table:formula="of:=(([.E28]-[.B28]) / [.B28]) * 100" office:value-type="float" office:value="1.71875000000001" calcext:value-type="float">
            <text:p>1,7188</text:p>
          </table:table-cell>
          <table:table-cell/>
          <table:table-cell table:formula="of:=[.H28]+1.96*[.I28]" office:value-type="float" office:value="0.0165961777619056" calcext:value-type="float">
            <text:p>0,0166</text:p>
          </table:table-cell>
          <table:table-cell table:formula="of:=[.H28]-1.96*[.I28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29]-[.B29]" office:value-type="float" office:value="0.0402" calcext:value-type="float">
            <text:p>0,0402</text:p>
          </table:table-cell>
          <table:table-cell table:formula="of:=SQRT([.C29]*[.C29] + [.F29]*[.F29])" office:value-type="float" office:value="0.0197989898732233" calcext:value-type="float">
            <text:p>0,0198</text:p>
          </table:table-cell>
          <table:table-cell table:formula="of:=(([.E29]-[.B29]) / [.B29]) * 100" office:value-type="float" office:value="8.51694915254238" calcext:value-type="float">
            <text:p>8,5169</text:p>
          </table:table-cell>
          <table:table-cell/>
          <table:table-cell table:formula="of:=[.H29]+1.96*[.I29]" office:value-type="float" office:value="0.0790060201515178" calcext:value-type="float">
            <text:p>0,0790</text:p>
          </table:table-cell>
          <table:table-cell table:formula="of:=[.H29]-1.96*[.I29]" office:value-type="float" office:value="0.00139397984848228" calcext:value-type="float">
            <text:p>0,0014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0]-[.B30]" office:value-type="float" office:value="0" calcext:value-type="float">
            <text:p>0</text:p>
          </table:table-cell>
          <table:table-cell table:formula="of:=SQRT([.C30]*[.C30] + [.F30]*[.F30])" office:value-type="float" office:value="0" calcext:value-type="float">
            <text:p>0,0000</text:p>
          </table:table-cell>
          <table:table-cell table:formula="of:=(([.E30]-[.B30]) / [.B30]) * 100" office:value-type="string" office:string-value="" calcext:value-type="error">
            <text:p>#DIV/0!</text:p>
          </table:table-cell>
          <table:table-cell/>
          <table:table-cell table:formula="of:=[.H30]+1.96*[.I30]" office:value-type="float" office:value="0" calcext:value-type="float">
            <text:p>0,0000</text:p>
          </table:table-cell>
          <table:table-cell table:formula="of:=[.H30]-1.96*[.I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31]-[.B31]" office:value-type="float" office:value="-1178766.8694" calcext:value-type="float">
            <text:p>-1178766,8694</text:p>
          </table:table-cell>
          <table:table-cell table:formula="of:=SQRT([.C31]*[.C31] + [.F31]*[.F31])" office:value-type="float" office:value="324673.148661254" calcext:value-type="float">
            <text:p>324673,1487</text:p>
          </table:table-cell>
          <table:table-cell table:formula="of:=(([.E31]-[.B31]) / [.B31]) * 100" office:value-type="float" office:value="-38.8624713293287" calcext:value-type="float">
            <text:p>-38,8625</text:p>
          </table:table-cell>
          <table:table-cell/>
          <table:table-cell table:formula="of:=[.H31]+1.96*[.I31]" office:value-type="float" office:value="-542407.498023941" calcext:value-type="float">
            <text:p>-542407,4980</text:p>
          </table:table-cell>
          <table:table-cell table:formula="of:=[.H31]-1.96*[.I31]" office:value-type="float" office:value="-1815126.24077606" calcext:value-type="float">
            <text:p>-1815126,2408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32]-[.B32]" office:value-type="float" office:value="0.0287000000000001" calcext:value-type="float">
            <text:p>0,0287000000000001</text:p>
          </table:table-cell>
          <table:table-cell table:formula="of:=SQRT([.C32]*[.C32] + [.F32]*[.F32])" office:value-type="float" office:value="0.00247588368062799" calcext:value-type="float">
            <text:p>0,0025</text:p>
          </table:table-cell>
          <table:table-cell table:formula="of:=(([.E32]-[.B32]) / [.B32]) * 100" office:value-type="float" office:value="5.52560646900271" calcext:value-type="float">
            <text:p>5,5256</text:p>
          </table:table-cell>
          <table:table-cell/>
          <table:table-cell table:formula="of:=[.H32]+1.96*[.I32]" office:value-type="float" office:value="0.0335527320140309" calcext:value-type="float">
            <text:p>0,0336</text:p>
          </table:table-cell>
          <table:table-cell table:formula="of:=[.H32]-1.96*[.I32]" office:value-type="float" office:value="0.0238472679859692" calcext:value-type="float">
            <text:p>0,0238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3]-[.B33]" office:value-type="float" office:value="0" calcext:value-type="float">
            <text:p>0</text:p>
          </table:table-cell>
          <table:table-cell table:formula="of:=SQRT([.C33]*[.C33] + [.F33]*[.F33])" office:value-type="float" office:value="0" calcext:value-type="float">
            <text:p>0,0000</text:p>
          </table:table-cell>
          <table:table-cell table:formula="of:=(([.E33]-[.B33]) / [.B33]) * 100" office:value-type="string" office:string-value="" calcext:value-type="error">
            <text:p>#DIV/0!</text:p>
          </table:table-cell>
          <table:table-cell/>
          <table:table-cell table:formula="of:=[.H33]+1.96*[.I33]" office:value-type="float" office:value="0" calcext:value-type="float">
            <text:p>0,0000</text:p>
          </table:table-cell>
          <table:table-cell table:formula="of:=[.H33]-1.96*[.I3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34]-[.B34]" office:value-type="float" office:value="-15140828.0947" calcext:value-type="float">
            <text:p>-15140828,0947</text:p>
          </table:table-cell>
          <table:table-cell table:formula="of:=SQRT([.C34]*[.C34] + [.F34]*[.F34])" office:value-type="float" office:value="2911308.62924074" calcext:value-type="float">
            <text:p>2911308,6292</text:p>
          </table:table-cell>
          <table:table-cell table:formula="of:=(([.E34]-[.B34]) / [.B34]) * 100" office:value-type="float" office:value="-55.936365117198" calcext:value-type="float">
            <text:p>-55,9364</text:p>
          </table:table-cell>
          <table:table-cell/>
          <table:table-cell table:formula="of:=[.H34]+1.96*[.I34]" office:value-type="float" office:value="-9434663.18138815" calcext:value-type="float">
            <text:p>-9434663,1814</text:p>
          </table:table-cell>
          <table:table-cell table:formula="of:=[.H34]-1.96*[.I34]" office:value-type="float" office:value="-20846993.0080119" calcext:value-type="float">
            <text:p>-20846993,0080</text:p>
          </table:table-cell>
          <table:table-cell office:value-type="string" calcext:value-type="string">
            <text:p>Recreation severely bet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.00.0000</text:date>, <text:time style:data-style-name="N2" text:time-value="16:21:41.77359513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5:52:23.905401329</meta:creation-date>
    <dc:date>2024-12-05T16:36:55.023773479</dc:date>
    <meta:editing-duration>PT16M45S</meta:editing-duration>
    <meta:editing-cycles>5</meta:editing-cycles>
    <meta:generator>LibreOffice/24.2.7.2$Linux_X86_64 LibreOffice_project/420$Build-2</meta:generator>
    <meta:document-statistic meta:table-count="1" meta:cell-count="325" meta:object-count="0"/>
  </office:meta>
</office:document-meta>
</file>